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59mm"/>
    </style:style>
    <style:style style:name="co2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140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make a website at CA</text:p>
          </table:table-cell>
          <table:table-cell office:value-type="string" calcext:value-type="string">
            <text:p>A1=decentralized principl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ke the website according to P(P=P(project+A1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eploy the website into the web</text:p>
          </table:table-cell>
          <table:table-cell office:value-type="string" calcext:value-type="string">
            <text:p>web: contains various P’s from another persons</text:p>
          </table:table-cell>
          <table:table-cell table:style-name="Default" office:value-type="string" calcext:value-type="string">
            <text:p>person = peer at the web</text:p>
          </table:table-cell>
          <table:table-cell office:value-type="string" calcext:value-type="string">
            <text:p>peer = entityname.function(distributed.potential + consumed.potential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fpeerseed: peer = ifpeerseed((distributed.potential – consumedpotential) + 0 + peer = peer)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er = </text:p>
          </table:table-cell>
          <table:table-cell table:style-name="ce2" table:formula="of:=SUM([.D11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peerseed = </text:p>
          </table:table-cell>
          <table:table-cell table:style-name="ce2" table:formula="of:=SUM(([.D11]+0+[.D7])=[.D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ibuted.potential = 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ed.potential = 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ityname.function = </text:p>
          </table:table-cell>
          <table:table-cell table:style-name="ce3" table:formula="of:=SUM([.D9]+[.D10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09:01:13.044663110</meta:creation-date>
    <dc:date>2017-01-14T09:31:04.442753210</dc:date>
    <meta:editing-duration>PT9M8S</meta:editing-duration>
    <meta:editing-cycles>3</meta:editing-cycles>
    <meta:generator>LibreOffice/5.1.4.2$Linux_X86_64 LibreOffice_project/10m0$Build-2</meta:generator>
    <meta:document-statistic meta:table-count="1" meta:cell-count="18" meta:object-count="0"/>
  </office:meta>
</office:document-meta>
</file>